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null-year="1980"/>
      <table:table table:name="Основной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; 2</text:p>
          </table:table-cell>
          <table:table-cell table:formula="of:=8+[.D3]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; 2; 3</text:p>
          </table:table-cell>
          <table:table-cell table:formula="of:=[.B5]+[.D4]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; 2; 3</text:p>
          </table:table-cell>
          <table:table-cell table:formula="of:=[.B6]+[.D4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formula="of:=9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; 5</text:p>
          </table:table-cell>
          <table:table-cell table:formula="of:=[.B8]+[.D6]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; 7</text:p>
          </table:table-cell>
          <table:table-cell table:formula="of:=[.B9]+[.D8]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8; 5</text:p>
          </table:table-cell>
          <table:table-cell table:formula="of:=[.B10]+[.D9]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formula="of:=[.B11]+[.D9]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; 4</text:p>
          </table:table-cell>
          <table:table-cell table:formula="of:=[.B12]+[.D11]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formula="of:=[.B13]+[.D8]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; 5; 6</text:p>
          </table:table-cell>
          <table:table-cell table:formula="of:=[.B14]+[.D9]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formula="of:=[.B15]+[.D8]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formula="of:=[.B16]+[.D5]"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table:formula="of:=MAX([.D1:.D16])" office:value-type="float" office:value="39" calcext:value-type="float">
            <text:p>39</text:p>
          </table:table-cell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ja" style:country-asian="JP" style:font-name-complex="Noto Sans1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64" meta:object-count="0"/>
  </office:meta>
</office:document-meta>
</file>